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Head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Header">
      <style:paragraph-properties fo:text-align="center" style:justify-single-word="false"/>
      <style:text-properties fo:font-style="italic" style:font-style-asian="italic" style:font-style-complex="italic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text-properties style:text-position="0% 100%"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5pt" fo:font-weight="bold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text-position="super 58%"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 style:list-style-name="L1"/>
    <style:style style:name="P16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position="super 58%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7"/>
      <text:p text:style-name="P7">ESERCIZIO</text:p>
      <text:p text:style-name="P5">DATI <text:s/>DUE <text:s/>VALORI <text:s/>IN <text:s/>INGRESSO <text:s/><text:span text:style-name="T3">POT</text:span>(COMPRESO TRA 0 <text:s/>E <text:s/>2) <text:s/>E <text:span text:style-name="T3">BASE</text:span><text:span text:style-name="T4">(COMPRESO TRA <text:s/>1 E <text:s/>3) CALCOLARE IL VALORE:</text:span></text:p>
      <text:p text:style-name="P13"/>
      <text:p text:style-name="P6">BASE <text:span text:style-name="T5">POT</text:span></text:p>
      <text:p text:style-name="P14"/>
      <text:p text:style-name="P14"/>
      <text:p text:style-name="P11"/>
      <text:p text:style-name="P11"/>
      <text:p text:style-name="P11"/>
      <text:p text:style-name="P11"/>
      <text:p text:style-name="P11">ESERCIZIO</text:p>
      <text:p text:style-name="P5">SUPPONENDO <text:s/>CHE <text:s/>L’UTENTE <text:s/>INSERISCA <text:s/>DA TASTIERA <text:s/>UNA <text:s/>LETTERA(carletto) <text:s/>COSA <text:s/>PRODUCE <text:s/>IL <text:s/>SEGUENTE <text:s/>CODICE(SERVIRSI DELLA TABELLA ASCII):</text:p>
      <text:p text:style-name="P5"/>
      <text:p text:style-name="P5"><text:span text:style-name="T3">mov </text:span><text:tab/>ah , 01h</text:p>
      <text:p text:style-name="P5"><text:span text:style-name="T3">int</text:span> <text:tab/>21h</text:p>
      <text:p text:style-name="P5"/>
      <text:p text:style-name="P5"><text:span text:style-name="T3">add</text:span> <text:tab/>al , 32</text:p>
      <text:p text:style-name="P5"/>
      <text:p text:style-name="P5"><text:span text:style-name="T3">mov</text:span> <text:tab/>carletto , al</text:p>
      <text:p text:style-name="P5"/>
      <text:p text:style-name="P5"><text:span text:style-name="T3">mov </text:span><text:tab/>dl , carletto</text:p>
      <text:p text:style-name="P5"><text:span text:style-name="T3">mov</text:span> <text:tab/>ah , 02h</text:p>
      <text:p text:style-name="P5"><text:span text:style-name="T3">int</text:span> <text:tab/>21h</text:p>
      <text:p text:style-name="P5"/>
      <text:p text:style-name="P5"/>
      <text:p text:style-name="P11"/>
      <text:p text:style-name="P11"/>
      <text:p text:style-name="P11"/>
      <text:p text:style-name="P11">ESERCIZIO</text:p>
      <text:p text:style-name="Standard">SIA <text:s text:c="2"/>bx = ? <text:s text:c="2"/>E <text:s text:c="2"/>num = ? </text:p>
      <text:p text:style-name="P5">SVILUPPARE <text:s/>IL <text:s/>CODICE <text:s/>IN <text:s/>LINGUAGGIO <text:s/>ASSEMBLY <text:s/>TALE <text:s/>CHE <text:s/>SE <text:s/>bx – num + 2 (SUPPONENDO bx&gt;num) <text:s/>DA’ <text:s/>COME <text:s/>RISULTATO <text:s/>UN <text:s/>VALORE <text:s/>MAGGIORE DI <text:s/>8 STAMPA <text:s/>1 <text:s/>IN <text:s/>ALTRI <text:s/>CASI <text:s/>STAMPA <text:s text:c="2"/>0.</text:p>
      <text:p text:style-name="Standard"/>
      <text:p text:style-name="P12"/>
      <text:p text:style-name="P12"/>
      <text:p text:style-name="P12"/>
      <text:p text:style-name="P12"><text:soft-page-break/>ESERCIZIO</text:p>
      <text:p text:style-name="Standard"><text:span text:style-name="T3">mov</text:span><text:tab/>num , 0</text:p>
      <text:p text:style-name="Standard"><text:span text:style-name="T3">mov</text:span><text:tab/>SI ,0200h</text:p>
      <text:p text:style-name="Standard"><text:span text:style-name="T3">mov</text:span><text:tab/>AX , 10</text:p>
      <text:p text:style-name="Standard"><text:span text:style-name="T3">add</text:span><text:tab/>num , AX</text:p>
      <text:p text:style-name="Standard"><text:span text:style-name="T3">mov</text:span><text:tab/>[SI] , 02</text:p>
      <text:p text:style-name="Standard"/>
      <text:p text:style-name="Standard"><text:span text:style-name="T3">mov</text:span><text:tab/>BX , [SI]</text:p>
      <text:p text:style-name="Standard"><text:span text:style-name="T3">mul</text:span><text:tab/>BX</text:p>
      <text:p text:style-name="Standard"><text:span text:style-name="T3">mov</text:span><text:tab/>[SI + 2] , AX<text:tab/></text:p>
      <text:p text:style-name="Standard"/>
      <text:p text:style-name="Standard">RISPONDERE <text:s/>ALLE <text:s/>SEGUENTI <text:s/>DOMANDE: <text:s/></text:p>
      <text:list xml:id="list3557008022554433062" text:style-name="L1">
        <text:list-item>
          <text:p text:style-name="P15">QUAL E’ <text:s/>IL CONTENUTO <text:s/>DI <text:s/>SI_________________</text:p>
        </text:list-item>
        <text:list-item>
          <text:p text:style-name="P15">QUAL E’ <text:s/>IL <text:s/>CONTENUTO <text:s/>DI <text:s/>[SI]_______________</text:p>
        </text:list-item>
        <text:list-item>
          <text:p text:style-name="P15">QUAL E’ <text:s/>IL <text:s/>CONTENUTO <text:s/>DI <text:s/>[SI <text:s/>+ <text:s/>2] ___________________</text:p>
        </text:list-item>
        <text:list-item>
          <text:p text:style-name="P15">QUAL E’ <text:s/>IL <text:s/>VALORE <text:s/>FINALE DI <text:s/>AX_________________</text:p>
        </text:list-item>
        <text:list-item>
          <text:p text:style-name="P15">QUAL E’ <text:s/>IL <text:s/>VALORE <text:s/>FINALE DI <text:s/>num_________________</text:p>
        </text:list-item>
        <text:list-item>
          <text:p text:style-name="P15">QUAL E’ <text:s/>IL <text:s/>VALORE <text:s/>FINALE DI <text:s/>BX_________________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>ESERCIZIO</text:p>
      <text:p text:style-name="P9"><text:span text:style-name="T6">AIUTANDOTI <text:s/>CON <text:s/>LA <text:s/>TABELLA <text:s/>ASCII <text:s/>DIRE</text:span><text:span text:style-name="T6">(NON COMMENTARE LE RIGHE DI CODICE!!!!)</text:span><text:span text:style-name="T6"> <text:s/>COSA <text:s/>PRODUCE <text:s/>QUESTO <text:s/>CODICE:</text:span></text:p>
      <text:p text:style-name="P8"><text:tab/></text:p>
      <text:p text:style-name="P9"><text:span text:style-name="T7"><text:tab/>mov</text:span><text:span text:style-name="T6"> <text:tab/>ah,01h</text:span></text:p>
      <text:p text:style-name="P8"><text:span text:style-name="T3"><text:tab/>int</text:span> <text:tab/>21h</text:p>
      <text:p text:style-name="P8"><text:span text:style-name="T3"><text:tab/>mov</text:span> <text:tab/>dh,al</text:p>
      <text:p text:style-name="P8"><text:span text:style-name="T3"><text:tab/>cmp</text:span> <text:tab/>dl,57</text:p>
      <text:p text:style-name="P8"><text:span text:style-name="T3"><text:tab/>jg</text:span> <text:tab/>salta</text:p>
      <text:p text:style-name="P8"><text:span text:style-name="T3"><text:tab/>cmp</text:span> <text:tab/>dl,48</text:p>
      <text:p text:style-name="P8"><text:span text:style-name="T3"><text:tab/>jb</text:span> <text:tab/>salta</text:p>
      <text:p text:style-name="P8"><text:span text:style-name="T3"><text:tab/>mov</text:span> <text:tab/>dh,’*’</text:p>
      <text:p text:style-name="P8"><text:span text:style-name="T3"><text:tab/>mov</text:span><text:tab/> ah,02h</text:p>
      <text:p text:style-name="P8"><text:span text:style-name="T3"><text:tab/>int</text:span> <text:tab/>21h</text:p>
      <text:p text:style-name="P8"><text:span text:style-name="T3">salta</text:span>:</text:p>
      <text:p text:style-name="P8"><text:span text:style-name="T3"><text:tab/>mov</text:span> <text:tab/>ah,4ch</text:p>
      <text:p text:style-name="P8"><text:span text:style-name="T3"><text:tab/>int</text:span> <text:tab/>21h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12pt" style:font-size-asian="12pt" style:font-size-complex="12pt"/>
    </style:style>
    <style:style style:name="MP3" style:family="paragraph" style:parent-style-name="Header">
      <style:paragraph-properties fo:text-align="center" style:justify-single-word="false"/>
    </style:style>
    <style:style style:name="MP4" style:family="paragraph" style:parent-style-name="Header">
      <style:paragraph-properties fo:text-align="center" style:justify-single-word="false"/>
      <style:text-properties fo:font-style="italic" style:font-style-asian="italic" style:font-style-complex="italic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02cm solid #000000" fo:border-left="none" fo:border-right="none" fo:padding="0.051cm" fo:background-color="transparent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MP1">Verifica Lab. Sistemi e Reti</text:p>
        <text:p text:style-name="MP2">“Linguaggio Assembly”</text:p>
        <text:p text:style-name="MP3"><text:span text:style-name="MT1">classe 3IA <text:s text:c="2"/>12/11/2021</text:span> – <text:span text:style-name="MT2">Ins. M.Galotta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1-10T18:53:09.060000000</meta:creation-date>
    <dc:date>2021-11-12T08:48:34.12</dc:date>
    <meta:editing-duration>PT9M33S</meta:editing-duration>
    <meta:editing-cycles>4</meta:editing-cycles>
    <meta:generator>OpenOffice/4.1.2$Win32 OpenOffice.org_project/412m3$Build-9782</meta:generator>
    <meta:document-statistic meta:table-count="0" meta:image-count="0" meta:object-count="0" meta:page-count="2" meta:paragraph-count="50" meta:word-count="242" meta:character-count="1395"/>
  </office:meta>
</office:document-meta>
</file>